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8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9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4" style:family="table-row">
      <style:table-row-properties style:min-row-height="0.6708in" style:use-optimal-row-height="false"/>
    </style:style>
    <style:style style:name="TableCell12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2" style:family="table-row">
      <style:table-row-properties style:min-row-height="0.0631in" style:use-optimal-row-height="false"/>
    </style:style>
    <style:style style:name="TableCell14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9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2" style:parent-style-name="ללאמרווח" style:family="paragraph">
      <style:paragraph-properties fo:text-align="justify"/>
    </style:style>
    <style:style style:name="T17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חב' מקורות.<text:s/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מחלף משה<text:s/></text:p>
          </table:table-cell>
          <table:table-cell table:style-name="TableCell36" table:number-columns-spanned="2">
            <text:p text:style-name="P37">דיין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הטפלת מים.</text:p>
          </table:table-cell>
          <table:table-cell table:style-name="TableCell43" table:number-columns-spanned="2">
            <text:p text:style-name="P44"/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.</text:span></text:p>
          </table:table-cell>
          <table:table-cell table:style-name="TableCell52">
            <text:p text:style-name="P53">רמת סיווג:</text:p>
          </table:table-cell>
          <table:table-cell table:style-name="TableCell54">
            <text:p text:style-name="P55"><text:span text:style-name="T56">C</text:span><text:span text:style-name="T57">.</text:span></text:p>
          </table:table-cell>
          <table:table-cell table:style-name="TableCell58">
            <text:p text:style-name="P59">אישור כבאות:אין.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<text:bookmark-start text:name="_GoBack"/>שם החומר+ או"ם</text:p>
          </table:table-cell>
          <table:table-cell table:style-name="TableCell68">
            <text:p text:style-name="P69">כמות <text:s/>וסוג אריזה</text:p>
          </table:table-cell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</text:p>
          </table:table-cell>
        </table:table-row>
        <table:table-row table:style-name="TableRow74">
          <table:table-cell table:style-name="TableCell75">
            <text:p text:style-name="P76"><text:bookmark-end text:name="_GoBack"/>הפוכלוריד-1791.</text:p>
          </table:table-cell>
          <table:table-cell table:style-name="TableCell77">
            <text:p text:style-name="P78">1-קו"ב מיכל מתכת.</text:p>
          </table:table-cell>
          <table:table-cell table:style-name="TableCell79">
            <text:p text:style-name="P80"><text:span text:style-name="T81">X</text:span><text:span text:style-name="T82">-2.</text:span></text:p>
          </table:table-cell>
          <table:table-cell table:style-name="TableCell83">
            <text:p text:style-name="P84">בתוך המבנה, עילי כולל מעצרה.</text:p>
          </table:table-cell>
        </table:table-row>
        <table:table-row table:style-name="TableRow85">
          <table:table-cell table:style-name="TableCell86">
            <text:p text:style-name="P87">סולר-1202.</text:p>
            <text:p text:style-name="P88"/>
          </table:table-cell>
          <table:table-cell table:style-name="TableCell89">
            <text:p text:style-name="P90">5- קו"ב מיכל מתכת .</text:p>
          </table:table-cell>
          <table:table-cell table:style-name="TableCell91">
            <text:p text:style-name="P92"><text:span text:style-name="T93">Z</text:span><text:span text:style-name="T94">-3.</text:span></text:p>
          </table:table-cell>
          <table:table-cell table:style-name="TableCell95">
            <text:p text:style-name="P96">בחצר מיכל עילי כולל מעצרה.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><text:s text:c="99"/>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שם</text:p>
          </table:table-cell>
          <table:table-cell table:style-name="TableCell154">
            <text:p text:style-name="P155">טלפון</text:p>
          </table:table-cell>
          <table:table-cell table:style-name="TableCell156">
            <text:p text:style-name="P157"/>
          </table:table-cell>
          <table:table-cell table:style-name="TableCell158">
            <text:p text:style-name="P159">נייד</text:p>
          </table:table-cell>
        </table:table-row>
        <table:table-row table:style-name="TableRow160">
          <table:table-cell table:style-name="TableCell161">
            <text:p text:style-name="P162">גדעון.</text:p>
            <text:p text:style-name="P163">מוטי.</text:p>
          </table:table-cell>
          <table:table-cell table:style-name="TableCell164">
            <text:p text:style-name="P165">08:9271542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050:8774592.</text:p>
            <text:p text:style-name="P170">050:8771691.</text:p>
          </table:table-cell>
        </table:table-row>
      </table:table>
      <text:p text:style-name="P171"/>
      <text:p text:style-name="P172"><text:span text:style-name="T173">הערות מיוחדות : בגשר ראשון לציון<text:s/></text:span><text:s/><text:span text:style-name="T174">בירידה</text:span><text:span text:style-name="T175"><text:s/></text:span><text:span text:style-name="T176">לכיוון</text:span><text:span text:style-name="T177"><text:s/></text:span><text:span text:style-name="T178">ת</text:span><text:span text:style-name="T179">"</text:span><text:span text:style-name="T180">א</text:span><text:span text:style-name="T181"><text:s/></text:span><text:span text:style-name="T182">בחיבור</text:span><text:span text:style-name="T183"><text:s/></text:span><text:span text:style-name="T184">לכביש</text:span><text:span text:style-name="T185"><text:s/></text:span><text:span text:style-name="T186">מס</text:span><text:span text:style-name="T187">' 4.<text:s/></text:span><text:span text:style-name="T188">מדרום</text:span><text:span text:style-name="T189"><text:s/></text:span><text:span text:style-name="T190">לצפון</text:span><text:span text:style-name="T191">.</text:span></text:p>
      <text:p text:style-name="P192"/>
      <text:p text:style-name="P193"/>
      <text:p text:style-name="P194"/>
      <text:p text:style-name="P195">ממצאים : אבישי פפיאשוילי : אוקטובר 2013.</text:p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3:00Z</meta:creation-date>
    <dc:date>2014-05-21T07:53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11" meta:character-count="665" meta:row-count="4" meta:non-whitespace-character-count="555"/>
  </office:meta>
</office:document-meta>
</file>